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list-style-name="L1">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DAF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ebilidades</text:p>
      <text:p text:style-name="P1"/>
      <text:list xml:id="list1470422306640341777" text:style-name="L1">
        <text:list-item>
          <text:p text:style-name="P4">Al estar la empresa conformada por una unica persona encargada de todo, los plazos podrian ser mas largos de lo previsto.</text:p>
        </text:list-item>
      </text:list>
      <text:p text:style-name="P3"/>
      <text:list xml:id="list37603937" text:continue-numbering="true" text:style-name="L1">
        <text:list-item>
          <text:p text:style-name="P4">Es una empresa con personal con poca o nula experiencia en el sector</text:p>
          <text:p text:style-name="P4"/>
        </text:list-item>
        <text:list-item>
          <text:p text:style-name="P4">Al ser esta empresa una empresa recien iniciada, tendra una financiacion propia, por lo que, o bien se recurrira a plataformas como Kickstarter o a subenciones para realizar los proyectos</text:p>
          <text:p text:style-name="P4"/>
        </text:list-item>
        <text:list-item>
          <text:p text:style-name="P4">Como se ha comentado en el punto 1, al estar la empresa conformada por una unica persona, hay departamentos en los que se notara la falta de experiencia en alguna tarea puntua</text:p>
          <text:p text:style-name="P4"/>
        </text:list-item>
        <text:list-item>
          <text:p text:style-name="P4">Al ser una empresa recien iniciada, la posibilidad de hacer un juego AAA es nula, por lo que de momento se centrara en hacer juegos indie, los cuales no tienen tanto impacto </text:p>
          <text:p text:style-name="P4"/>
        </text:list-item>
      </text:list>
      <text:p text:style-name="P1"/>
      <text:p text:style-name="P1">Fortalezas</text:p>
      <text:p text:style-name="P1"/>
      <text:list xml:id="list37616730" text:continue-list="list37603937" text:style-name="L1">
        <text:list-item text:start-value="1">
          <text:p text:style-name="P4">Al llevar encaminado un solo producto, la empresa se centrará en dejarlo lo mejor posible y continuar mejorandolo hasta que se empiece con otro proyecto</text:p>
          <text:p text:style-name="P4"/>
        </text:list-item>
        <text:list-item>
          <text:p text:style-name="P4">La empresa, al estar conformada por una persona que tiene conocimientos en, sobretodo ,desarrollo y programacion, tendra ese apartado mas controlado que el resto.</text:p>
        </text:list-item>
      </text:list>
      <text:p text:style-name="P3"/>
      <text:p text:style-name="P1">Amenazas</text:p>
      <text:p text:style-name="P1"/>
      <text:list xml:id="list37603967" text:continue-list="list37616730" text:style-name="L1">
        <text:list-item text:start-value="1">
          <text:p text:style-name="P4">Al estar el mercado tan saturado por la gran oferta y demanda de videojuegos que hay , habra una menor oportunidad de que el producto que se lance tenga mucha repercusion</text:p>
        </text:list-item>
      </text:list>
      <text:p text:style-name="P3"/>
      <text:p text:style-name="P1">Oportunidades</text:p>
      <text:p text:style-name="P1"/>
      <text:list xml:id="list37619871" text:continue-list="list37603967" text:style-name="L1">
        <text:list-item text:start-value="1">
          <text:p text:style-name="P4">En cuanto al marketing y darse a conocer, las redes sociales juegan un gran papel debido a que ahora es mucho mas facil promocionarse y que la gente hable de un producto en estas.</text:p>
          <text:p text:style-name="P4"/>
        </text:list-item>
        <text:list-item>
          <text:p text:style-name="P4">El sector ha crecido mucho en los ultimos años por lo que, aunque tambien ha sido mencionado como amenaza, la demanda de videojuegos ha crecido igualmente.</text:p>
          <text:p text:style-name="P4"/>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Numbering_20_Symbols" style:display-name="Numbering Symbols" style:family="text">
      <style:text-properties fo:font-size="12pt" style:font-size-asian="12pt"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M38S</meta:editing-duration>
    <meta:editing-cycles>5</meta:editing-cycles>
    <meta:generator>OpenOffice/4.1.13$Win32 OpenOffice.org_project/4113m1$Build-9810</meta:generator>
    <dc:date>2022-12-15T17:38:18.18</dc:date>
    <meta:document-statistic meta:table-count="0" meta:image-count="0" meta:object-count="0" meta:page-count="2" meta:paragraph-count="15" meta:word-count="284" meta:character-count="1618"/>
    <meta:user-defined meta:name="Info 1"/>
    <meta:user-defined meta:name="Info 2"/>
    <meta:user-defined meta:name="Info 3"/>
    <meta:user-defined meta:name="Info 4"/>
  </office:meta>
</office:document-meta>
</file>